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reak-before="page"/>
    </style:style>
    <style:style style:name="P4" style:family="paragraph" style:parent-style-name="Standard">
      <style:paragraph-properties fo:text-align="center" style:justify-single-word="false"/>
    </style:style>
    <style:style style:name="P5" style:family="paragraph" style:parent-style-name="Definitions">
      <style:text-properties fo:font-style="italic" style:font-style-asian="italic" style:font-style-complex="italic"/>
    </style:style>
    <style:style style:name="P6" style:family="paragraph" style:parent-style-name="Definitions">
      <style:text-properties fo:font-style="normal" style:font-style-asian="normal" style:font-style-complex="normal"/>
    </style:style>
    <style:style style:name="P7" style:family="paragraph" style:parent-style-name="Text_20_body">
      <style:paragraph-properties fo:margin-left="0.25in" fo:margin-right="0in" fo:text-indent="-0.25in" style:auto-text-indent="fals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Heading_20_2">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17"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4">William H. Duquette</text:p>
      <text:p text:style-name="P4"/>
      <text:p text:style-name="P1">Jet Propulsion Laboratory</text:p>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s/>1.Introduction<text:tab/>3</text:p>
          <text:p text:style-name="P9"><text:s/>1.1 Scope<text:tab/>3</text:p>
          <text:p text:style-name="P9"><text:s/>1.2 Requirements for Spiral One<text:tab/>3</text:p>
          <text:p text:style-name="P9"><text:s/>1.3 Simplifying Assumptions<text:tab/>4</text:p>
          <text:p text:style-name="P8"><text:s/>2.Neighborhood Group Population<text:tab/>5</text:p>
          <text:p text:style-name="P9"><text:s/>2.1 Civilian Units<text:tab/>5</text:p>
          <text:p text:style-name="P9"><text:s/>2.2 Civilian Attrition<text:tab/>5</text:p>
          <text:p text:style-name="P8"><text:s/>3.Neighborhood Population<text:tab/>7</text:p>
        </text:index-body>
      </text:table-of-content>
      <text:p text:style-name="Text_20_body"/>
      <text:h text:style-name="Heading_20_1" text:outline-level="1">Introduction</text:h>
      <text:p text:style-name="Text_20_body">The Athena Demographics model (DEMOG) will model the number of people in the civilian population broken down in a variety of ways. <text:s text:c="2"/>In the long run, this model will handle births, deaths due to old age and other causes, and aging of the population; in Spiral One it will track only the following:</text:p>
      <text:list xml:id="list237431849" text:style-name="L1">
        <text:list-item>
          <text:p text:style-name="P11">The base population, by neighborhood group, as of time 0.</text:p>
        </text:list-item>
        <text:list-item>
          <text:p text:style-name="P11">The number of deaths due to attrition for each neighborhood group.</text:p>
        </text:list-item>
        <text:list-item>
          <text:p text:style-name="P11">The explicit population, as represented by civilian unit icons.</text:p>
        </text:list-item>
        <text:list-item>
          <text:p text:style-name="P11">Displaced population, as represented by civilian unit icons located outside their neighborhood of origin.</text:p>
        </text:list-item>
      </text:list>
      <text:p text:style-name="Text_20_body">And, taking all of these into account,</text:p>
      <text:list xml:id="list481247188" text:style-name="L2">
        <text:list-item>
          <text:p text:style-name="P12">The total population of a neighborhood group in its own neighborhood at the current time, whether represented implicitly or in units.</text:p>
        </text:list-item>
        <text:list-item>
          <text:p text:style-name="P12">The total labor force present in a neighborhood, including both resident and displaced population present in the neighborhood.</text:p>
        </text:list-item>
      </text:list>
      <text:h text:style-name="Heading_20_2" text:outline-level="2">Scope</text:h>
      <text:p text:style-name="Text_20_body">This document is a preliminary draft of a portion of the <text:span text:style-name="T1">Athena Analyst's Guide</text:span>. <text:s/>It is limited to discussion of the Athena Demographics Model. <text:s/>Thus, familiar concepts from prior JNEM/Athena development (e.g., neighborhoods, groups, units, and so forth) will be used without explanation.</text:p>
      <text:h text:style-name="Heading_20_2" text:outline-level="2">Requirements for Spiral One</text:h>
      <text:p text:style-name="Text_20_body">The Spiral One demographic is intended to be as simple as possible while meeting the needs of the other Athena models. <text:s/>In particular:</text:p>
      <text:list xml:id="list1496611851" text:style-name="L3">
        <text:list-item>
          <text:p text:style-name="P13">GRAM requires the current population of each neighborhood group.</text:p>
        </text:list-item>
        <text:list-item>
          <text:p text:style-name="P13">The Economics model requires the current population and labor force in each neighborhood.</text:p>
        </text:list-item>
        <text:list-item>
          <text:p text:style-name="P13"><text:soft-page-break/>The Ground model requires that the civilian population of a neighborhood can be displaced to other neighborhoods in the form of units.</text:p>
        </text:list-item>
        <text:list-item>
          <text:p text:style-name="P13">The Athena Attrition Model (AAM) requires that the civilian population can take collateral damage as the result of combat between forces.</text:p>
        </text:list-item>
      </text:list>
      <text:p text:style-name="P7">Consequently,</text:p>
      <text:list xml:id="list1343776281" text:style-name="L4">
        <text:list-item>
          <text:p text:style-name="P14">The playbox population is initially stated as the population of each neighborhood group.</text:p>
        </text:list-item>
        <text:list-item>
          <text:p text:style-name="P14">Civilian population can be implicit (tracked by neighborhood group) or explicit (tracked by civilian unit icons).</text:p>
        </text:list-item>
        <text:list-item>
          <text:p text:style-name="P14">Implicit population can be made explicit by moving people into units.</text:p>
        </text:list-item>
        <text:list-item>
          <text:p text:style-name="P14">Explicit population can be made implicit by moving people out of units.</text:p>
        </text:list-item>
        <text:list-item>
          <text:p text:style-name="P14">Explicit population can be <text:span text:style-name="T1">displaced</text:span><text:span text:style-name="T2">; that is, a unit belonging to a neighborhood group can be moved out of its neighborhood of origin.</text:span></text:p>
        </text:list-item>
        <text:list-item>
          <text:p text:style-name="P16">The reason for the displacement can be indicated by by setting the unit's activity, e.g., to DISPLACED; however, this is outside the scope of DEMOG.</text:p>
        </text:list-item>
        <text:list-item>
          <text:p text:style-name="P17">Both implicit and explicit population can be attrited.</text:p>
        </text:list-item>
      </text:list>
      <text:h text:style-name="Heading_20_2" text:outline-level="2">Simplifying Assumptions</text:h>
      <text:p text:style-name="Text_20_body">In order to keep DEMOG within the realm of the possible we will make the following simplifying assumptions in Spiral One:</text:p>
      <text:list xml:id="list367316628" text:style-name="L5">
        <text:list-item>
          <text:p text:style-name="P15">Births, and deaths from causes other than attrition, will not be tracked.</text:p>
        </text:list-item>
        <text:list-item>
          <text:p text:style-name="P15">The population does not age.</text:p>
        </text:list-item>
        <text:list-item>
          <text:p text:style-name="P15">The labor force is a simple fraction of the total population, taking civilian activities (e.g., refugee status) into account.</text:p>
        </text:list-item>
      </text:list>
      <text:h text:style-name="Heading_20_1" text:outline-level="1">Neighborhood Group Population</text:h>
      <text:p text:style-name="Text_20_body"><text:span text:style-name="T2">The implicit population </text:span><text:span text:style-name="T2"><draw:frame draw:style-name="fr1" draw:name="Object8" text:anchor-type="as-char" svg:width="0.278in" svg:height="0.2772in" draw:z-index="9"><draw:object xlink:href="./Object 7" xlink:type="simple" xlink:show="embed" xlink:actuate="onLoad"/><draw:image xlink:href="./ObjectReplacements/Object 7" xlink:type="simple" xlink:show="embed" xlink:actuate="onLoad"/></draw:frame></text:span><text:span text:style-name="T2"> of neighborhood group </text:span><text:span text:style-name="T1">ng</text:span><text:span text:style-name="T2"> at the current time is </text:span></text:p>
      <text:p text:style-name="Text_20_body"><text:tab/><draw:frame draw:style-name="fr1" draw:name="Object7" text:anchor-type="as-char" svg:width="2.0654in" svg:height="0.278in" draw:z-index="0"><draw:object xlink:href="./Object 8" xlink:type="simple" xlink:show="embed" xlink:actuate="onLoad"/><draw:image xlink:href="./ObjectReplacements/Object 8" xlink:type="simple" xlink:show="embed" xlink:actuate="onLoad"/></draw:frame></text:p>
      <text:p text:style-name="Text_20_body">where</text:p>
      <text:p text:style-name="Definitions"><draw:frame draw:style-name="fr1" draw:name="Object9" text:anchor-type="as-char" svg:width="0.3228in" svg:height="0.2772in" draw:z-index="3"><draw:object xlink:href="./Object 9" xlink:type="simple" xlink:show="embed" xlink:actuate="onLoad"/><draw:image xlink:href="./ObjectReplacements/Object 9" xlink:type="simple" xlink:show="embed" xlink:actuate="onLoad"/></draw:frame><text:span text:style-name="T2"><text:tab/>=<text:tab/>The base population of group </text:span><text:span text:style-name="T1">ng</text:span><text:span text:style-name="T2"> at time zero, as defined in the scenario.</text:span></text:p>
      <text:p text:style-name="Definitions"><text:span text:style-name="T2"><draw:frame draw:style-name="fr1" draw:name="Object10" text:anchor-type="as-char" svg:width="0.322in" svg:height="0.278in" draw:z-index="4"><draw:object xlink:href="./Object 10" xlink:type="simple" xlink:show="embed" xlink:actuate="onLoad"/><draw:image xlink:href="./ObjectReplacements/Object 10" xlink:type="simple" xlink:show="embed" xlink:actuate="onLoad"/></draw:frame></text:span><text:span text:style-name="T2"><text:tab/>=<text:tab/>The explicit population: the total number of personnel in units belonging to </text:span><text:span text:style-name="T1">ng</text:span><text:span text:style-name="T2">, i.e., the total number of people moved from the implicit population into units.</text:span></text:p>
      <text:p text:style-name="P5"><draw:frame draw:style-name="fr1" draw:name="Object12" text:anchor-type="as-char" svg:width="0.6602in" svg:height="0.278in" draw:z-index="5"><draw:object xlink:href="./Object 12" xlink:type="simple" xlink:show="embed" xlink:actuate="onLoad"/><draw:image xlink:href="./ObjectReplacements/Object 12" xlink:type="simple" xlink:show="embed" xlink:actuate="onLoad"/></draw:frame><text:span text:style-name="T2"><text:tab/>=<text:tab/>The total number of casualties suffered by group </text:span>ng <text:span text:style-name="T2">to date.</text:span></text:p>
      <text:p text:style-name="P6"/>
      <text:p text:style-name="Text_20_body">Now, some of the explicit population might be displaced out of the neighborhood. <text:s/>The total population of group <text:span text:style-name="T1">ng</text:span><text:span text:style-name="T2"> in neighborhood </text:span><text:span text:style-name="T1">n</text:span><text:span text:style-name="T2"> is therefore:</text:span></text:p>
      <text:p text:style-name="Text_20_body"><text:tab/><draw:frame draw:style-name="fr1" draw:name="Object19" text:anchor-type="as-char" svg:width="2.6583in" svg:height="0.278in" draw:z-index="6"><draw:object xlink:href="./Object 19" xlink:type="simple" xlink:show="embed" xlink:actuate="onLoad"/><draw:image xlink:href="./ObjectReplacements/Object 19" xlink:type="simple" xlink:show="embed" xlink:actuate="onLoad"/></draw:frame></text:p>
      <text:p text:style-name="Text_20_body">where</text:p>
      <text:p text:style-name="Definitions"><draw:frame draw:style-name="fr1" draw:name="Object21" text:anchor-type="as-char" svg:width="0.3425in" svg:height="0.278in" draw:z-index="15"><draw:object xlink:href="./Object 21" xlink:type="simple" xlink:show="embed" xlink:actuate="onLoad"/><draw:image xlink:href="./ObjectReplacements/Object 21" xlink:type="simple" xlink:show="embed" xlink:actuate="onLoad"/></draw:frame><text:span text:style-name="T2"><text:tab/>=<text:tab/>The displaced population: the total number of personnel in units belonging to group </text:span><text:span text:style-name="T1">ng</text:span><text:span text:style-name="T2"> but located somewhere other than in neighborhood </text:span><text:span text:style-name="T1">n</text:span><text:span text:style-name="T2">.</text:span></text:p>
      <text:p text:style-name="P6"/>
      <text:h text:style-name="P10" text:outline-level="2">Civilian Units</text:h>
      <text:p text:style-name="Text_20_body"><text:span text:style-name="T2">When a civilian unit </text:span><text:span text:style-name="T1">u</text:span><text:span text:style-name="T2"> is created, it must be created for a specific neighborhood group </text:span><text:span text:style-name="T1">ng</text:span><text:span text:style-name="T2">, and it must be created with a specific number of personnel, </text:span><text:span text:style-name="T2"><draw:frame draw:style-name="fr1" draw:name="Object4" text:anchor-type="as-char" svg:width="0.7362in" svg:height="0.2772in" draw:z-index="7"><draw:object xlink:href="./Object 4" xlink:type="simple" xlink:show="embed" xlink:actuate="onLoad"/><draw:image xlink:href="./ObjectReplacements/Object 4" xlink:type="simple" xlink:show="embed" xlink:actuate="onLoad"/></draw:frame></text:span><text:span text:style-name="T2">, where </text:span><text:span text:style-name="T2"><draw:frame draw:style-name="fr1" draw:name="Object6" text:anchor-type="as-char" svg:width="1.2209in" svg:height="0.2772in" draw:z-index="8"><draw:object xlink:href="./Object 6" xlink:type="simple" xlink:show="embed" xlink:actuate="onLoad"/><draw:image xlink:href="./ObjectReplacements/Object 6" xlink:type="simple" xlink:show="embed" xlink:actuate="onLoad"/></draw:frame></text:span><text:span text:style-name="T2">. <text:s/>That is, explicit population comes out of the implicit population. </text:span></text:p>
      <text:p text:style-name="Text_20_body"><text:span text:style-name="T2">Note that moving personnel from the implicit population to units and </text:span><text:span text:style-name="T1">vice versa</text:span><text:span text:style-name="T2"> does not change the population of the neighborhood, unless the units are displaced.</text:span></text:p>
      <text:h text:style-name="P10" text:outline-level="2">Civilian Attrition</text:h>
      <text:p text:style-name="Text_20_body">Both implicit and explicit population can be attrited. <text:s/>Attrition to the implicit population is handled by <text:soft-page-break/>adding the casualties to <draw:frame draw:style-name="fr1" draw:name="Object17" text:anchor-type="as-char" svg:width="0.6583in" svg:height="0.2772in" draw:z-index="12"><draw:object xlink:href="./Object 17" xlink:type="simple" xlink:show="embed" xlink:actuate="onLoad"/><draw:image xlink:href="./ObjectReplacements/Object 17" xlink:type="simple" xlink:show="embed" xlink:actuate="onLoad"/></draw:frame>:</text:p>
      <text:p text:style-name="Text_20_body"><text:tab/><draw:frame draw:style-name="fr1" draw:name="Object18" text:anchor-type="as-char" svg:width="2.3335in" svg:height="0.2772in" draw:z-index="14"><draw:object xlink:href="./Object 18" xlink:type="simple" xlink:show="embed" xlink:actuate="onLoad"/><draw:image xlink:href="./ObjectReplacements/Object 18"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1"><draw:frame draw:style-name="fr1" draw:name="Object1" text:anchor-type="as-char" svg:width="0.6583in" svg:height="0.2772in" draw:z-index="18"><draw:object xlink:href="./Object 1" xlink:type="simple" xlink:show="embed" xlink:actuate="onLoad"/><draw:image xlink:href="./ObjectReplacements/Object 1" xlink:type="simple" xlink:show="embed" xlink:actuate="onLoad"/></draw:frame></text:span> as before.<text:note text:id="ftn1" text:note-class="footnote"><text:note-citation>1</text:note-citation><text:note-body><text:p text:style-name="Footnote">Attrition of civilian units is deferred to Spiral 2.</text:p></text:note-body></text:note></text:p>
      <text:p text:style-name="P2">In either case, the number of casualties is limited to the population available.</text:p>
      <text:h text:style-name="Heading_20_1" text:outline-level="1">Neighborhood Population</text:h>
      <text:p text:style-name="Text_20_body">The total population of neighborhood <text:span text:style-name="T1">n</text:span><text:span text:style-name="T2"> is simply the implicit population of all civilian groups in the neighborhood plus all personnel in civilian units in the neighborhood:</text:span></text:p>
      <text:p text:style-name="Text_20_body"><text:span text:style-name="T2"><text:tab/></text:span><text:span text:style-name="T2"><draw:frame draw:style-name="fr1" draw:name="Object2" text:anchor-type="as-char" svg:width="2.5571in" svg:height="0.3846in" draw:z-index="1"><draw:object xlink:href="./Object 2" xlink:type="simple" xlink:show="embed" xlink:actuate="onLoad"/><draw:image xlink:href="./ObjectReplacements/Object 2" xlink:type="simple" xlink:show="embed" xlink:actuate="onLoad"/></draw:frame></text:span></text:p>
      <text:p text:style-name="P2">Where</text:p>
      <text:p text:style-name="Definitions"><text:span text:style-name="T2"><draw:frame draw:style-name="fr1" draw:name="Object3" text:anchor-type="as-char" svg:width="0.278in" svg:height="0.2772in" draw:z-index="2"><draw:object xlink:href="./Object 3" xlink:type="simple" xlink:show="embed" xlink:actuate="onLoad"/><draw:image xlink:href="./ObjectReplacements/Object 3" xlink:type="simple" xlink:show="embed" xlink:actuate="onLoad"/></draw:frame></text:span><text:span text:style-name="T2"><text:tab/>=<text:tab/>The implicit population, as defined above.</text:span></text:p>
      <text:p text:style-name="Definitions"><text:span text:style-name="T2"><draw:frame draw:style-name="fr1" draw:name="Object5" text:anchor-type="as-char" svg:width="0.789in" svg:height="0.2772in" draw:z-index="10"><draw:object xlink:href="./Object 5" xlink:type="simple" xlink:show="embed" xlink:actuate="onLoad"/><draw:image xlink:href="./ObjectReplacements/Object 5" xlink:type="simple" xlink:show="embed" xlink:actuate="onLoad"/></draw:frame></text:span><text:span text:style-name="T2"><text:tab/>=<text:tab/>The number of personnel in units belonging to group </text:span><text:span text:style-name="T1">g</text:span><text:span text:style-name="T2"> currently located in neighborhood </text:span><text:span text:style-name="T1">n</text:span><text:span text:style-name="T2">, whether displaced or not.</text:span></text:p>
      <text:p text:style-name="P6"/>
      <text:p text:style-name="Text_20_body">Total population determines the consumption of economic goods; everyone needs to eat. <text:s/>However, only a fraction of the population can work. <text:s/>The labor force in <text:span text:style-name="T1">n, </text:span><text:span text:style-name="T1"><draw:frame draw:style-name="fr1" draw:name="Object13" text:anchor-type="as-char" svg:width="0.2693in" svg:height="0.2772in" draw:z-index="11"><draw:object xlink:href="./Object 13" xlink:type="simple" xlink:show="embed" xlink:actuate="onLoad"/><draw:image xlink:href="./ObjectReplacements/Object 13" xlink:type="simple" xlink:show="embed" xlink:actuate="onLoad"/></draw:frame></text:span><text:span text:style-name="T1">, </text:span><text:span text:style-name="T2">can be defined as</text:span></text:p>
      <text:p text:style-name="Text_20_body"><text:tab/><draw:frame draw:style-name="fr1" draw:name="Object11" text:anchor-type="as-char" svg:width="1.7327in" svg:height="0.2772in" draw:z-index="13"><draw:object xlink:href="./Object 11" xlink:type="simple" xlink:show="embed" xlink:actuate="onLoad"/><draw:image xlink:href="./ObjectReplacements/Object 11" xlink:type="simple" xlink:show="embed" xlink:actuate="onLoad"/></draw:frame></text:p>
      <text:p text:style-name="Text_20_body">Where</text:p>
      <text:p text:style-name="Definitions">LFF<text:tab/>=<text:tab/><text:span text:style-name="T2">The labor force fraction, a model parameter nominally set to 0.6.</text:span></text:p>
      <text:p text:style-name="P6"/>
      <text:p text:style-name="Text_20_body">However, this assumes that the explicit population always contributes to the labor force, which is not clear. <text:s/>Refugees might or might not; pilgrims (when we have pilgrims) probably do not. <text:s/>Clearly, civilian activity affects the contribution to the labor force. <text:s/>Alternatively, then, <text:s/>we can define the labor force as follows:</text:p>
      <text:p text:style-name="Text_20_body"><text:tab/><draw:frame draw:style-name="fr1" draw:name="Object14" text:anchor-type="as-char" svg:width="4.2583in" svg:height="0.422in" draw:z-index="16"><draw:object xlink:href="./Object 14" xlink:type="simple" xlink:show="embed" xlink:actuate="onLoad"/><draw:image xlink:href="./ObjectReplacements/Object 14" xlink:type="simple" xlink:show="embed" xlink:actuate="onLoad"/></draw:frame></text:p>
      <text:p text:style-name="Text_20_body">Where</text:p>
      <text:p text:style-name="Definitions"><draw:frame draw:style-name="fr1" draw:name="Object15" text:anchor-type="as-char" svg:width="0.5453in" svg:height="0.2319in" draw:z-index="17"><draw:object xlink:href="./Object 15" xlink:type="simple" xlink:show="embed" xlink:actuate="onLoad"/><draw:image xlink:href="./ObjectReplacements/Object 15" xlink:type="simple" xlink:show="embed" xlink:actuate="onLoad"/></draw:frame><text:tab/>=<text:tab/><text:span text:style-name="T2">The labor force fraction, a model parameter that depends on the civilian activity (NONE, REFUGEE, etc.)</text:span><text:span text:style-name="T2"><text:note text:id="ftn2" text:note-class="footnote"><text:note-citation>2</text:note-citation><text:note-body><text:p text:style-name="Footnote">parmdb(5): TBD</text:p></text:note-body></text:note></text:span></text:p>
      <text:p text:style-name="P5">u<text:span text:style-name="T2"><text:tab/>=<text:tab/>A civilian unit in neighborhood </text:span>n<text:span text:style-name="T2">.</text:span></text:p>
      <text:p text:style-name="P5"><text:soft-page-break/><text:span text:style-name="T2"><draw:frame draw:style-name="fr1" draw:name="Object16" text:anchor-type="as-char" svg:width="0.1445in" svg:height="0.2772in" draw:z-index="19"><draw:object xlink:href="./Object 16" xlink:type="simple" xlink:show="embed" xlink:actuate="onLoad"/><draw:image xlink:href="./ObjectReplacements/Object 16" xlink:type="simple" xlink:show="embed" xlink:actuate="onLoad"/></draw:frame></text:span><text:span text:style-name="T2"><text:tab/>=<text:tab/>The activity assigned to unit </text:span>u<text:span text:style-name="T2">.</text:span></text:p>
      <text:p text:style-name="P6"><draw:frame draw:style-name="fr1" draw:name="Object20" text:anchor-type="as-char" svg:width="0.7362in" svg:height="0.2772in" draw:z-index="20"><draw:object xlink:href="./Object 20" xlink:type="simple" xlink:show="embed" xlink:actuate="onLoad"/><draw:image xlink:href="./ObjectReplacements/Object 20" xlink:type="simple" xlink:show="embed" xlink:actuate="onLoad"/></draw:frame><text:tab/>=<text:tab/>The personnel in unit <text:span text:style-name="T1">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emographics, Draft 3<text:tab/>Athena Analyst's Guide, V1<text:tab/>June, 2009</text:p>
      </style:header>
      <style:footer>
        <text:p text:style-name="Footer"><text:tab/><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19T10:33:10</dc:date>
    <meta:editing-duration>PT520H17M02S</meta:editing-duration>
    <meta:editing-cycles>216</meta:editing-cycles>
    <meta:generator>OpenOffice.org/3.0$Linux OpenOffice.org_project/300m15$Build-9379</meta:generator>
    <meta:print-date>2009-06-02T13:43:00</meta:print-date>
    <meta:printed-by>Will Duquette</meta:printed-by>
    <dc:creator>Will Duquette</dc:creator>
    <meta:document-statistic meta:table-count="0" meta:image-count="0" meta:object-count="21" meta:page-count="8" meta:paragraph-count="84" meta:word-count="998" meta:character-count="61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0/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11/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i math:fontstyle="italic">LFF</math:mi>
        <math:mo math:stretchy="false">×</math:mo>
        <math:msub>
          <math:mi math:fontstyle="italic">population</math:mi>
          <math:mi>n</math:mi>
        </math:msub>
      </math:mrow>
    </math:mrow>
    <math:annotation math:encoding="StarMath 5.0">LF_n `=` LFF times population_n</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fenced math:open="" math:close="">
          <math:mrow>
            <math:mi math:fontstyle="italic">LFF</math:mi>
            <math:mrow>
              <math:mo math:stretchy="false">(</math:mo>
              <math:mtext>NONE</math:mtext>
              <math:mo math:stretchy="false">)</math:mo>
            </math:mrow>
            <math:mrow>
              <math:mi/>
              <math:mo math:stretchy="false">×</math:mo>
              <math:mrow>
                <math:munder>
                  <math:mo math:stretchy="false">∑</math:mo>
                  <math:mrow>
                    <math:mi>g</math:mi>
                    <math:mo math:stretchy="false">∈</math:mo>
                    <math:mi math:fontstyle="italic">CIV</math:mi>
                  </math:mrow>
                </math:munder>
                <math:msub>
                  <math:mi math:fontstyle="italic">IP</math:mi>
                  <math:mi math:fontstyle="italic">ng</math:mi>
                </math:msub>
              </math:mrow>
            </math:mrow>
          </math:mrow>
        </math:mfenced>
        <math:mo math:stretchy="false">+</math:mo>
        <math:mfenced math:open="" math:close="">
          <math:mrow>
            <math:munder>
              <math:mo math:stretchy="false">∑</math:mo>
              <math:mi>u</math:mi>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 `=` left( LFF("NONE") `times {sum from {g in CIV} {IP_ng}} right) +
         left( sum from {u} {LFF(a_u) times personnel_u}
              right )</math:annotation>
  </math:semantics>
</math:math>
</file>

<file path=Object 15/content.xml><?xml version="1.0" encoding="utf-8"?>
<!DOCTYPE math  PUBLIC '-//OpenOffice.org//DTD Modified W3C MathML 1.01//EN'  'math.dtd'>
<math:math xmlns:math="http://www.w3.org/1998/Math/MathML">
  <math:semantics>
    <math:mrow>
      <math:mi math:fontstyle="italic">LFF</math:mi>
      <math:mrow>
        <math:mo math:stretchy="false">(</math:mo>
        <math:mi>a</math:mi>
        <math:mo math:stretchy="false">)</math:mo>
      </math:mrow>
    </math:mrow>
    <math:annotation math:encoding="StarMath 5.0">LFF(a)</math:annotation>
  </math:semantics>
</math:math>
</file>

<file path=Object 16/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7/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8/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9/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2/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under>
          <math:mo math:stretchy="false">∑</math:mo>
          <math:mrow>
            <math:mi>g</math:mi>
            <math:mo math:stretchy="false">∈</math:mo>
            <math:mi math:fontstyle="italic">CIV</math:mi>
          </math:mrow>
        </math:munder>
        <math:mrow>
          <math:msub>
            <math:mi math:fontstyle="italic">IP</math:mi>
            <math:mi math:fontstyle="italic">ng</math:mi>
          </math:msub>
          <math:mo math:stretchy="false">+</math:mo>
          <math:msub>
            <math:mi math:fontstyle="italic">personnel</math:mi>
            <math:mi math:fontstyle="italic">ng</math:mi>
          </math:msub>
        </math:mrow>
      </math:mrow>
    </math:mrow>
    <math:annotation math:encoding="StarMath 5.0">population_n `=` sum from {g in CIV } {IP_ng + personnel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3/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6/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7/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8/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9/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